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temp1</text:p>
          </table:table-cell>
          <table:table-cell table:style-name="ce1" office:value-type="string" calcext:value-type="string">
            <text:p>con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Obtener S</text:p>
          </table:table-cell>
          <table:table-cell table:number-columns-repeated="4"/>
          <table:table-cell office:value-type="float" office:value="7163" calcext:value-type="float">
            <text:p>7163</text:p>
          </table:table-cell>
        </table:table-row>
        <table:table-row table:style-name="ro1">
          <table:table-cell/>
          <table:table-cell office:value-type="string" calcext:value-type="string">
            <text:p>Crear archivo resultad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r = primer fecha</text:p>
          </table:table-cell>
          <table:table-cell table:number-columns-repeated="2"/>
          <table:table-cell office:value-type="float" office:value="210420200000" calcext:value-type="float">
            <text:p>2104202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 = var</text:p>
          </table:table-cell>
          <table:table-cell/>
          <table:table-cell office:value-type="float" office:value="210420200000" calcext:value-type="float">
            <text:p>2104202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 = 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0" calcext:value-type="float">
            <text:p>2104202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01" calcext:value-type="float">
            <text:p>21042020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01" calcext:value-type="float">
            <text:p>210420200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1" calcext:value-type="float">
            <text:p>21042020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02" calcext:value-type="float">
            <text:p>2104202000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02" calcext:value-type="float">
            <text:p>210420200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2" calcext:value-type="float">
            <text:p>21042020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03" calcext:value-type="float">
            <text:p>210420200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03" calcext:value-type="float">
            <text:p>210420200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3" calcext:value-type="float">
            <text:p>2104202000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04" calcext:value-type="float">
            <text:p>2104202000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04" calcext:value-type="float">
            <text:p>210420200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4" calcext:value-type="float">
            <text:p>210420200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05" calcext:value-type="float">
            <text:p>210420200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05" calcext:value-type="float">
            <text:p>210420200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5" calcext:value-type="float">
            <text:p>2104202000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06" calcext:value-type="float">
            <text:p>210420200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06" calcext:value-type="float">
            <text:p>210420200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6" calcext:value-type="float">
            <text:p>210420200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07" calcext:value-type="float">
            <text:p>2104202000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07" calcext:value-type="float">
            <text:p>210420200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7" calcext:value-type="float">
            <text:p>2104202000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08" calcext:value-type="float">
            <text:p>2104202000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08" calcext:value-type="float">
            <text:p>210420200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8" calcext:value-type="float">
            <text:p>2104202000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09" calcext:value-type="float">
            <text:p>2104202000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09" calcext:value-type="float">
            <text:p>210420200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09" calcext:value-type="float">
            <text:p>2104202000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0" calcext:value-type="float">
            <text:p>210420200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10" calcext:value-type="float">
            <text:p>210420200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0" calcext:value-type="float">
            <text:p>2104202000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1" calcext:value-type="float">
            <text:p>210420200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11" calcext:value-type="float">
            <text:p>210420200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1" calcext:value-type="float">
            <text:p>2104202000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2" calcext:value-type="float">
            <text:p>210420200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12" calcext:value-type="float">
            <text:p>210420200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2" calcext:value-type="float">
            <text:p>210420200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3" calcext:value-type="float">
            <text:p>2104202000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13" calcext:value-type="float">
            <text:p>210420200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3" calcext:value-type="float">
            <text:p>2104202000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4" calcext:value-type="float">
            <text:p>2104202000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14" calcext:value-type="float">
            <text:p>210420200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4" calcext:value-type="float">
            <text:p>210420200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5" calcext:value-type="float">
            <text:p>2104202000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15" calcext:value-type="float">
            <text:p>210420200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5" calcext:value-type="float">
            <text:p>210420200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6" calcext:value-type="float">
            <text:p>2104202000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16" calcext:value-type="float">
            <text:p>210420200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6" calcext:value-type="float">
            <text:p>2104202000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7" calcext:value-type="float">
            <text:p>2104202000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18" calcext:value-type="float">
            <text:p>210420200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7" calcext:value-type="float">
            <text:p>210420200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8" calcext:value-type="float">
            <text:p>210420200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8" calcext:value-type="float">
            <text:p>210420200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19" calcext:value-type="float">
            <text:p>210420200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19" calcext:value-type="float">
            <text:p>2104202000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++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&gt;&gt; temp1</text:p>
          </table:table-cell>
          <table:table-cell office:value-type="float" office:value="210420200019" calcext:value-type="float">
            <text:p>2104202000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mentarCon</text:p>
          </table:table-cell>
          <table:table-cell/>
          <table:table-cell office:value-type="float" office:value="210420200020" calcext:value-type="float">
            <text:p>210420200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Data &gt;&gt; var</text:p>
          </table:table-cell>
          <table:table-cell table:number-columns-repeated="2"/>
          <table:table-cell office:value-type="float" office:value="210420200020" calcext:value-type="float">
            <text:p>210420200020</text:p>
          </table:table-cell>
          <table:table-cell table:number-columns-repeated="2"/>
        </table:table-row>
        <table:table-row table:style-name="ro1">
          <table:table-cell/>
          <table:table-cell table:number-columns-repeated="5"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number-columns-repeated="5"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table:number-columns-repeated="5" office:value-type="string" calcext:value-type="string">
            <text:p>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4T18:01:36.581979357</meta:creation-date>
    <dc:date>2020-04-24T19:21:11.086665172</dc:date>
    <meta:editing-duration>PT8M3S</meta:editing-duration>
    <meta:editing-cycles>1</meta:editing-cycles>
    <meta:document-statistic meta:table-count="1" meta:cell-count="181" meta:object-count="0"/>
    <meta:generator>LibreOffice/6.4.2.2$Linux_X86_64 LibreOffice_project/40$Build-2</meta:generator>
  </office:meta>
</office:document-meta>
</file>